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Titolo" style:master-page-name="MP0" style:family="paragraph">
      <style:paragraph-properties fo:break-before="page" fo:text-align="center"/>
    </style:style>
    <style:style style:name="P2" style:parent-style-name="Normale" style:family="paragraph">
      <style:text-properties fo:font-weight="bold" style:font-weight-asian="bold" style:font-weight-complex="bold"/>
    </style:style>
    <style:style style:name="P3" style:parent-style-name="Normale" style:family="paragraph">
      <style:text-properties fo:font-weight="bold" style:font-weight-asian="bold" style:font-weight-complex="bold"/>
    </style:style>
    <style:style style:name="P4" style:parent-style-name="Normale" style:family="paragraph">
      <style:text-properties fo:font-weight="bold" style:font-weight-asian="bold" style:font-weight-complex="bold"/>
    </style:style>
    <style:style style:name="P5" style:parent-style-name="Normale" style:family="paragraph">
      <style:text-properties fo:font-weight="bold" style:font-weight-asian="bold" style:font-weight-complex="bold"/>
    </style:style>
    <style:style style:name="P6" style:parent-style-name="Normale" style:family="paragraph">
      <style:text-properties fo:font-weight="bold" style:font-weight-asian="bold" style:font-weight-complex="bold"/>
    </style:style>
    <style:style style:name="P7" style:parent-style-name="Normale" style:family="paragraph">
      <style:text-properties fo:font-weight="bold" style:font-weight-asian="bold" style:font-weight-complex="bold"/>
    </style:style>
    <style:style style:name="P8" style:parent-style-name="Normale" style:family="paragraph">
      <style:text-properties fo:font-weight="bold" style:font-weight-asian="bold" style:font-weight-complex="bold"/>
    </style:style>
    <style:style style:name="P9" style:parent-style-name="Normale" style:family="paragraph">
      <style:text-properties fo:font-weight="bold" style:font-weight-asian="bold" style:font-weight-complex="bold"/>
    </style:style>
    <style:style style:name="P10" style:parent-style-name="Normale" style:family="paragraph">
      <style:text-properties fo:font-weight="bold" style:font-weight-asian="bold" style:font-weight-complex="bold"/>
    </style:style>
    <style:style style:name="P11" style:parent-style-name="Normale" style:family="paragraph">
      <style:text-properties fo:font-weight="bold" style:font-weight-asian="bold" style:font-weight-complex="bold"/>
    </style:style>
    <style:style style:name="P12" style:parent-style-name="Normale" style:family="paragraph">
      <style:text-properties fo:font-weight="bold" style:font-weight-asian="bold" style:font-weight-complex="bold"/>
    </style:style>
    <style:style style:name="P13" style:parent-style-name="Normale" style:family="paragraph">
      <style:text-properties fo:font-weight="bold" style:font-weight-asian="bold" style:font-weight-complex="bold"/>
    </style:style>
    <style:style style:name="P14" style:parent-style-name="Normale" style:family="paragraph">
      <style:text-properties fo:font-weight="bold" style:font-weight-asian="bold" style:font-weight-complex="bold"/>
    </style:style>
    <style:style style:name="P15" style:parent-style-name="Normale" style:family="paragraph">
      <style:text-properties fo:font-weight="bold" style:font-weight-asian="bold" style:font-weight-complex="bold"/>
    </style:style>
    <style:style style:name="P16" style:parent-style-name="Normale" style:family="paragraph">
      <style:text-properties fo:font-weight="bold" style:font-weight-asian="bold" style:font-weight-complex="bold"/>
    </style:style>
    <style:style style:name="P17" style:parent-style-name="Normale" style:family="paragraph">
      <style:text-properties fo:font-weight="bold" style:font-weight-asian="bold" style:font-weight-complex="bold"/>
    </style:style>
  </office:automatic-styles>
  <office:body>
    <office:text text:use-soft-page-breaks="true">
      <text:p text:style-name="P1">MISURAZIONE SPOTIFY</text:p>
      <text:p text:style-name="P2">Premesse:</text:p>
      <text:p text:style-name="Normale">Con questo progetto ci si pone l'obiettivo di misurare il tempo che ho passato ad ascoltare canzoni e/o podcast su Spotify, come<text:s/>questo<text:s/>si sia suddiviso nelle diverse giornate (compresi i loro momenti - mattino, pomeriggio, sera) delle settimane e quali caratteristiche, nel caso delle canzoni, hanno avuto più influenza sul sottoscritto.</text:p>
      <text:p text:style-name="Normale">Il periodo preso in considerazione parte dal 6 Dicembre 2023 fino ad arrivare al 3 Marzo 2024 e i dati (ora di inizio e fine dell'ascolto) sono stati implementati un po' grazie ad alcune formule Excel (per trovare i nomi della settimana o i momenti della giornata per esempio) e un po' grazie ad alcune risorse online che permettevano il download delle caratteristiche tecniche delle canzoni, cioè Web Spotify API ed Exportify.</text:p>
      <text:p text:style-name="Normale">È stato aggiunto anche un calendario del corso di Data Analyst del progetto DIGICHAMPS, per poter effettuare un confronto tra gli argomenti affrontati durante lo stesso e i valori delle canzoni ascoltate. La pagina finale ("Metadati") del file .pbix spiega invece le diverse caratteristiche delle canzoni.</text:p>
      <text:p text:style-name="Normale">N.B.: Spesso le canzoni su Spotify vengono riprodotte in base ad un algoritmo costruito sulle esigenze dell'utente. Il sottoscritto non è esonerato da questo servizio, quindi bisogna tenere a mente che spesso le canzoni più ascoltate sono state riprodotte nuovamente in modo automatico è ciò ha senz'altro influito sulle conclusioni tratte in questa relazione.</text:p>
      <text:p text:style-name="Normale"/>
      <text:p text:style-name="P3">Analisi:</text:p>
      <text:p text:style-name="Normale">Ciò che si nota a prima vista dalla dashboard principale è che Lazza, SALMO e Marracash sono gli autori più ascoltati con, rispettivamente, 123, 85 e 68 riproduzioni totali. Al contrario però, gli episodi del podcast "Tintoria" di Daniele Tinti e Stefano Rapone figurano alle prime posizioni per quanto riguarda la durata di ascolto. Questo per via della definizione stessa di podcast, che nella maggior parte dei casi durano almeno 10 volte di più rispetto ad una canzone, per esempio, di 3 minuti. Il Sabato, complessivamente, è la giornata in cui<text:s/>sono stato<text:s/>di più ad ascoltare Spotify (9 ore, 38 minuti e 20 secondi) mentre il momento della settimana, con più tempo passato ad ascoltare canzoni e/o podcast è il<text:s/>giovedì<text:s/>pomeriggio (per n° di riproduzioni invece è il<text:s/>mercoledì<text:s/>sera).</text:p>
      <text:p text:style-name="Normale">Se si volesse separare l'ascolto dei podcast (20 ore e 34 minuti) da quello delle canzoni (27 ore e 11 minuti), ne verrebbe fuori che<text:s/>giovedì è il giorno con più durata di ascolto, con 5 ore, 39 minuti e 18 secondi passati ad ascoltare principalmente, come già citato, il podcast "Tintoria", con ben 46 riproduzioni contro le 9, 6, 3 e 2 riproduzioni dei podcast "PoretCast", "PENSIERO STUPENDO", "Il podcast di Alessandro Barbero" e "Generazione Stand Up".</text:p>
      <text:p text:style-name="Normale">Il picco più alto della durata di ascolto nel periodo preso in considerazione si è verificato<text:s/>sabato<text:s/>20 Gennaio, con l'ascolto degli episodi "#186" de "Il podcast di Alessandro Barbero" e "Platone - Esci da quella caverna" di "PENSIERO STUPENDO", complessivamente per 1 ora, 30 minuti e 17 secondi. In ogni caso, la fine di<text:s/>gennaio<text:s/>sembra essere stata un periodo in cui il sottoscritto ascoltava maggiormente i podcast, mentre è successo il contrario durante la fine di<text:s/>dicembre.</text:p>
      <text:p text:style-name="Normale">Per quanto riguarda le canzoni invece, c'è stato sempre un aumento della frequenza di ascolto a partire circa dal<text:s/>rientro a lezione, avvenuto l'8<text:s/>gennaio. La canzone con più riproduzioni è K.O. di<text:s/><text:soft-page-break/>Gemitaiz, seguita da "FREE SOLO" di Ghali e da "Password" di Luchè. "TOPBOY" di Lazza e "Colpiscimi" di Irama chiudono la classifica delle top 5 canzoni più riprodotte.</text:p>
      <text:p text:style-name="P4"/>
      <text:p text:style-name="P5">Valenza:</text:p>
      <text:p text:style-name="Normale">Passando alla pagina seguente "Valenza-EPICODE", se si valutano le diverse settimane del corso una ad una, ciò che ne risulta è che la settimana in cui ho ascoltato più canzoni (per tempo di ascolto) è quella relativa a Google Looker Studio, con quasi 4 ore. La settimana relativa a "POWERBI - Avanzato" invece è stata quella con più riproduzioni, 74 per la precisione. Nella settimana "Introduzione a Python" invece si è registrato il minor numero di riproduzioni e minuti ascoltati. Per le settimane della Build Week (1 e 2) e per la settimana "POWERBI - Base" nella maggior parte dei giorni, ascoltavo canzoni<text:s/>solo la sera, al contrario di altre settimane come la pausa natalizia in cui non ho passato del tempo su Spotify (per quanto riguarda le canzoni) durante questo momento della giornata.</text:p>
      <text:p text:style-name="Normale">Dunque,<text:s/>selezionando invece queste top 5 canzoni dal grafico ad albero, si può vedere che la media di valenza (o, come si può vedere dai metadati, di positività trasmessa) è pari a 0.37, con "FREE SOLO" che ha il valore più alto (0.54) e "Colpiscimi" il valore più basso (0.31). Quello che si può dire però è che in generale, anche prendendo in considerazione tutte le canzoni, queste non hanno una media poi così differente (0.48) e per quanto riguarda lo scatterplot, non c'è una correlazione tra la valenza e il numero di riproduzioni, presente invece nella selezione delle top 5 più ascoltate. Anche per la ballabilità sembra esserci una correlazione positiva con il n° di riproduzioni (media=0.73). Per quanto riguarda l'energia, il tempo, l'acusticità e la chiave invece, la correlazione con il numero di riproduzioni risulta essere negativa.</text:p>
      <text:p text:style-name="Normale">Tornando alla valenza invece, il<text:s/>lunedì<text:s/>si conferma essere il giorno con la media di valenza più alta e<text:s/>sabato<text:s/>quello con il valore più basso.</text:p>
      <text:p text:style-name="Normale">La settimana con la media di valenza più alta è quella relativa alla pausa natalizia e al giorno festivo (8<text:s/>dicembre), anche se bisogna sottolineare che,<text:s/>in questo caso,<text:s/>all'aumentare delle riproduzioni diminuisce la valenza (scatterplot).</text:p>
      <text:p text:style-name="Normale">Comunque, nella maggior parte delle settimane, le canzoni con più riproduzioni hanno una valenza che va dai 0.4 ai<text:s/>0.6.</text:p>
      <text:p text:style-name="P6"/>
      <text:p text:style-name="P7">Ballabilità:</text:p>
      <text:p text:style-name="Normale">La media del valore di ballabilità (quanto una traccia è adatta per ballare) tra tutte le canzoni che ho ascoltato è di 0.70, valore che si alza a 0.72 (valore massimo) per la settimana "Imparare cosa sono i dati con EXCEL" e che si abbassa a 0.67 (valore minimo) per "Python e shell". Solo due canzoni si trovano al di sotto del valore 0.5: "Intro (Cielo)" di Fabri Fibra e "PIOVE" di Lazza. Il<text:s/>giovedì<text:s/>è stato il giorno in cui la media delle canzoni riprodotte ha il valore più alto e il<text:s/>lunedì<text:s/>quello con la media più bassa.</text:p>
      <text:p text:style-name="Normale">In generale, sembra che all'aumentare delle riproduzioni diminuisca il valore di ballabilità ma si verifica il contrario nella parte iniziale del corso (Fundamentals ed Excel), nelle Build Week e nelle settimane in cui viene trattato Python.</text:p>
      <text:p text:style-name="P8"/>
      <text:soft-page-break/>
      <text:p text:style-name="P9">Energia:</text:p>
      <text:p text:style-name="Normale">Il<text:s/>lunedì<text:s/>è la giornata in cui sono state ascoltate canzoni con una media di energia maggiore rispetto agli altri giorni della settimana, mentre il<text:s/>venerdì<text:s/>è il giorno con la media di energia più bassa. La settimana de "I database ed il linguaggio SQL" è stata quella con il valore medio più alto (0.74) e con un valore di 0.69 le settimane "Introduzione a Python" e "CSV, Scraping" si aggiudicano il titolo di settimane con il valore medio di energia più basso in tutto il corso.<text:s/>Per l’intera durata di quest’ultimo, tranne per la pausa e per le settimane "Build Week 2" e "POWERBI - Avanzato", sembra esserci una correlazione negativa tra il n° di riproduzioni e il valore di energia.</text:p>
      <text:p text:style-name="Normale">Le canzoni con più energia sono "HELLVISBACK 2" di SALMO, "MOLOTOV" di Lazza e "Bellissima" di Annalisa, mentre la canzone meno energica tra tutte quelle che ho ascoltato è "IL CIELO NELLA STANZA",<text:s/>scritta<text:s/>sempre da<text:s/>SALMO<text:s/>e<text:s/>con un valore di<text:s/>0.5.</text:p>
      <text:p text:style-name="P10"/>
      <text:p text:style-name="P11">Tempo:</text:p>
      <text:p text:style-name="Normale">Il tempo viene misurato in BPM e rappresenta la velocità o l'andatura di una traccia. La media complessiva è pari a 117.07 e solo nella settimana "POWERBI - Base", che ha<text:s/>una media pari a 107.26 BPM<text:s/>(la più bassa tra tutte le settimane),<text:s/>il numero delle riproduzioni non diminuisce<text:s/>(né aumenta)<text:s/>all'aumentare del valore di tempo.<text:s/>Tuttavia,<text:s/>la mediana più bassa è quella relativa alla settimana di "Google Looker Studio". La settimana invece che ha il valore medio di tempo più alto (121.41) è la "Build Week 1" seguita da "Imparare cosa sono i dati con excel" (121.32), che però ha una mediana più alta (124.97) rispetto alla prima (118.07).</text:p>
      <text:p text:style-name="Normale">Per quanto riguarda invece i giorni della settimana, il<text:s/>venerdì<text:s/>ha il valore medio più alto<text:s/>(116)<text:s/>e il<text:s/>martedì<text:s/>quello più basso (108.87). In questo giorno figura, tra le<text:s/>canzoni<text:s/>più "lente", "FREE SOLO" di Ghali, che con un valore di 72.09 risulta essere<text:s/>anche<text:s/>la traccia con il valore di tempo più basso tra tutte le riproduzioni fatte.</text:p>
      <text:p text:style-name="P12"/>
      <text:p text:style-name="P13">Acusticità:</text:p>
      <text:p text:style-name="Normale">C'è una leggera correlazione tra acusticità e il n° di riproduzioni e il<text:s/>lunedì<text:s/>mattina è il momento che ha la media di acusticità più alta in tutta la settimana (0.37), contro lo 0.13 del<text:s/>mercoledì<text:s/>mattina, ossia il valore minimo.<text:s/>Tuttavia,<text:s/>venerdì<text:s/>è il giorno con l'acusticità media più alta e<text:s/>domenica<text:s/>quello con la media più bassa. In generale invece, nel periodo<text:s/>dicembre-marzo<text:s/>la media di acusticità<text:s/>è relativamente bassa (0.20) ma tocca lo 0.16 (valore minimo) nei "Fundamentals" e lo 0.25 (valore massimo) nella settimana di "Introduzione a Python".</text:p>
      <text:p text:style-name="Normale">Le canzoni con i valori più bassi (0.1) sono "FORTUNA" di Ghali e "Bellissima" di Annalisa, mentre "Morto Mai (Piano Solo)" di Lazza figura tra le più acustiche, seguita da "Password"<text:s/>di Luchè.</text:p>
      <text:p text:style-name="P14"/>
      <text:p text:style-name="P15">Chiave-tono:</text:p>
      <text:p text:style-name="Normale">Anche se non sarebbe<text:s/>molto corretto<text:s/>fare operazioni aritmetiche su questa caratteristica per via della definizione stessa di "Chiave", la media e la mediana si aggirano attorno a 5 (che corrisponderebbe dunque alla nota Fa) e sembra che all'aumentare della chiave diminuisca il numero di riproduzioni. L'unica settimana che non presenta questa relazione è la seconda Build Week. La prima settimana è stata quella in cui ho riprodotto canzoni con<text:s/>la<text:s/>media (4.07) e<text:s/>la<text:s/><text:soft-page-break/>mediana (2) più bassa mentre la settimana di "POWERBI - Avanzato" ha i valori più alti (media=5.43 e mediana=6).</text:p>
      <text:p text:style-name="Normale">Il<text:s/>lunedì<text:s/>è il giorno con la media di chiave più bassa (4.58) ma nonostante questo, la mattina presenta la media più alta (7.00) in tutti i momenti della settimana. Le chiavi che sono state riprodotte maggiormente sono la chiave 1, 6 (entrambi tonalità minore), 0, 2 (entrambi tonalità maggiore) che sono rispettivamente Do diesis minore, Fa diesis minore, Do maggiore e Re maggiore.</text:p>
      <text:p text:style-name="P16"/>
      <text:p text:style-name="P17">Conclusione:</text:p>
      <text:p text:style-name="Normale">Oltre a queste caratteristiche ci sono altri fattori che potrebbero influenzare<text:s/>la simpatia/antipatia di<text:s/>una canzone, come per esempio il suo testo o<text:s/>l’indicazione<text:s/>di tempo (3/4, 4/4, 5/4,<text:s/>ecc...) che per questa analisi sono state scartati. Non sarebbe corretto quindi trarre delle conclusioni nette da questo report ma sicuramente si possono approfondire alcuni aspetti sulle quali è stata posta maggiore attenzione.</text:p>
      <text:p text:style-name="Normale">Tra queste si possono includere quali settimane e quali giornate hanno influenzato maggiormente l'ascolto delle canzoni.<text:s/>Infatti<text:s/>la settimana di Excel è stata quella in cui ci sono state canzoni con valori alti sia di ballabilità che di tempo, il che ci suggerisce che è stata una settimana affrontata con maggiore leggerezza rispetto alle settimane relative a Python, che presentano valori bassi per queste due caratteristiche ma anche meno riproduzioni, nel caso di “Introduzione a Python”. Tuttavia quest’ultima presenta anche il valore di acusticità più alto tra tutte le settimane.</text:p>
      <text:p text:style-name="Normale">Il<text:s/>lunedì<text:s/>si conferma essere il giorno in cui vengono ascoltate canzoni più positive<text:s/>ed<text:s/>energiche ma<text:s/>le meno ballabili e le più basse per quanto riguarda la chiave.<text:s/>Giovedì e<text:s/>venerdì<text:s/>sono le giornate in cui c’è più ascolto (giovedì per quanto riguarda sempre le canzoni), più ballabilità, più acusticità e valori più alti di chiave (giovedì) e tempo (venerdì). Il venerdì<text:s/>però<text:s/>è anche la giornata che registra valori minori di energia.</text:p>
      <text:p text:style-name="Normale">In generale comunque<text:s/>le prime settimane del corso si sono rivelate quelle in cui ascoltavo canzoni più positive, energiche e ballabili rispetto alle settimane intermedie.<text:s/>Ciò potrebbe quindi suggerire che io abbia incontrato difficoltà<text:s/>maggiori verso fine<text:s/>gennaio/inizio<text:s/>febbraio, o comunque che abbia affrontato questo periodo<text:s/>con minor leggerezza<text:s/>e che verso la fine, visto soprattutto l’abbassamento dei valori di tempo,<text:s/>ci sia stato un periodo di maggiore tranquillità negli argomenti affrontat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libri Light" style:font-name-asian="Times New Roman" style:font-name-complex="Times New Roman" fo:color="#2F5496" fo:font-size="20pt" style:font-size-asian="20pt" style:font-size-complex="20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2F5496"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2F5496"/>
    </style:style>
    <style:style style:name="Titolo5Carattere" style:display-name="Titolo 5 Carattere" style:family="text" style:parent-style-name="Car.predefinitoparagrafo">
      <style:text-properties style:font-name-asian="Times New Roman" style:font-name-complex="Times New Roman" fo:color="#2F5496"/>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2F5496"/>
    </style:style>
    <style:style style:name="Citazioneintensa" style:display-name="Citazione intensa" style:family="paragraph" style:parent-style-name="Normale" style:next-style-name="Normale">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zioneintensaCarattere" style:display-name="Citazione intensa Carattere" style:family="text" style:parent-style-name="Car.predefinitoparagrafo">
      <style:text-properties fo:font-style="italic" style:font-style-asian="italic" style:font-style-complex="italic" fo:color="#2F5496"/>
    </style:style>
    <style:style style:name="Riferimentointenso" style:display-name="Riferimento intenso" style:family="text" style:parent-style-name="Car.predefinitoparagrafo">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o Tripodi</meta:initial-creator>
    <dc:creator>Marco Tripodi</dc:creator>
    <meta:creation-date>2024-03-22T15:33:00Z</meta:creation-date>
    <dc:date>2024-03-22T17:55:00Z</dc:date>
    <meta:template xlink:href="Normal" xlink:type="simple"/>
    <meta:editing-cycles>11</meta:editing-cycles>
    <meta:editing-duration>PT8520S</meta:editing-duration>
    <meta:document-statistic meta:page-count="4" meta:paragraph-count="24" meta:word-count="1811" meta:character-count="12116" meta:row-count="86" meta:non-whitespace-character-count="10329"/>
  </office:meta>
</office:document-meta>
</file>